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d07a" officeooo:paragraph-rsid="002f3cf5"/>
    </style:style>
    <style:style style:name="P2" style:family="paragraph" style:parent-style-name="Text_20_body">
      <style:text-properties officeooo:rsid="001dd07a" officeooo:paragraph-rsid="0030198b"/>
    </style:style>
    <style:style style:name="P3" style:family="paragraph" style:parent-style-name="Text_20_body">
      <style:text-properties officeooo:rsid="001dd07a" officeooo:paragraph-rsid="00312f23"/>
    </style:style>
    <style:style style:name="P4" style:family="paragraph" style:parent-style-name="Text_20_body">
      <style:text-properties officeooo:rsid="00382050" officeooo:paragraph-rsid="002f3cf5"/>
    </style:style>
    <style:style style:name="P5" style:family="paragraph" style:parent-style-name="Text_20_body">
      <style:text-properties officeooo:rsid="0030ed50" officeooo:paragraph-rsid="0030ed50"/>
    </style:style>
    <style:style style:name="P6" style:family="paragraph" style:parent-style-name="Text_20_body">
      <style:text-properties officeooo:rsid="00312f23" officeooo:paragraph-rsid="00312f23"/>
    </style:style>
    <style:style style:name="P7" style:family="paragraph" style:parent-style-name="Heading_20_3">
      <style:text-properties officeooo:paragraph-rsid="002f3cf5"/>
    </style:style>
    <style:style style:name="P8" style:family="paragraph" style:parent-style-name="Heading_20_3">
      <style:text-properties officeooo:rsid="001dd07a" officeooo:paragraph-rsid="002f3cf5"/>
    </style:style>
    <style:style style:name="P9" style:family="paragraph" style:parent-style-name="Heading_20_3">
      <style:text-properties officeooo:paragraph-rsid="00312f23"/>
    </style:style>
    <style:style style:name="P10" style:family="paragraph" style:parent-style-name="Heading_20_3">
      <style:paragraph-properties fo:margin-top="1.9cm" fo:margin-bottom="0.25cm" loext:contextual-spacing="false"/>
      <style:text-properties officeooo:paragraph-rsid="002f3cf5"/>
    </style:style>
    <style:style style:name="P11" style:family="paragraph" style:parent-style-name="Heading_20_3">
      <style:paragraph-properties fo:margin-top="9.901cm" fo:margin-bottom="0.25cm" loext:contextual-spacing="false"/>
      <style:text-properties officeooo:paragraph-rsid="00312f23"/>
    </style:style>
    <style:style style:name="P12" style:family="paragraph" style:parent-style-name="Heading_20_2">
      <style:text-properties officeooo:paragraph-rsid="002f3cf5"/>
    </style:style>
    <style:style style:name="P13" style:family="paragraph" style:parent-style-name="Heading_20_1" style:master-page-name="Right_20_Page">
      <style:paragraph-properties style:page-number="auto"/>
      <style:text-properties officeooo:rsid="001dd07a" officeooo:paragraph-rsid="002f3cf5"/>
    </style:style>
    <style:style style:name="T1" style:family="text">
      <style:text-properties officeooo:rsid="00382050"/>
    </style:style>
    <style:style style:name="T2" style:family="text">
      <style:text-properties officeooo:rsid="003938f4"/>
    </style:style>
    <style:style style:name="T3" style:family="text">
      <style:text-properties officeooo:rsid="00312f23"/>
    </style:style>
    <style:style style:name="T4" style:family="text">
      <style:text-properties officeooo:rsid="003211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North Country</text:h>
      <text:p text:style-name="P12">(The Rankin Family)</text:p>
      <text:p text:style-name="P5">Capo <text:span text:style-name="T4">2</text:span></text:p>
      <text:p text:style-name="Heading_20_3">[INTRO]</text:p>
      <text:p text:style-name="P6">G <text:s text:c="3"/>F C G</text:p>
      <text:p text:style-name="P6">G <text:s text:c="3"/>F C G</text:p>
      <text:p text:style-name="P8">[VERSE 1]</text:p>
      <text:p text:style-name="P1">G</text:p>
      <text:p text:style-name="P1">I'm heading back to the North Country</text:p>
      <text:p text:style-name="P1"><text:s text:c="9"/>F <text:s text:c="8"/>C <text:s text:c="4"/>G</text:p>
      <text:p text:style-name="P1">With the cold wind in my eyes</text:p>
      <text:p text:style-name="P1">G</text:p>
      <text:p text:style-name="P1">I'll be there by sunset</text:p>
      <text:p text:style-name="P1">F <text:s text:c="9"/>C <text:s text:c="9"/>G <text:s text:c="6"/>C <text:s text:c="2"/><text:span text:style-name="T1">G</text:span></text:p>
      <text:p text:style-name="P1">Before the first snow flies</text:p>
      <text:p text:style-name="P7">[CHORUS 1]</text:p>
      <text:p text:style-name="P1">F <text:s text:c="16"/><text:span text:style-name="T3">C</text:span></text:p>
      <text:p text:style-name="P1">Rustle the leaves on the ground</text:p>
      <text:p text:style-name="P1"><text:s text:c="23"/>G <text:s text:c="9"/>C <text:s/>G</text:p>
      <text:p text:style-name="P1">This crazy feelin<text:span text:style-name="T3">g</text:span> hangin<text:span text:style-name="T3">g</text:span> round</text:p>
      <text:p text:style-name="P1">F <text:s text:c="15"/>C</text:p>
      <text:p text:style-name="P1">I'll be remember now and then</text:p>
      <text:p text:style-name="P1">Am <text:s text:c="16"/>Em <text:s text:c="11"/>F <text:s text:c="5"/>C <text:s/>G</text:p>
      <text:p text:style-name="P1">But don't ask when I'll be back again</text:p>
      <text:p text:style-name="P7">[VERSE 2]</text:p>
      <text:p text:style-name="P1">G</text:p>
      <text:p text:style-name="P1">Had this dream late one night</text:p>
      <text:p text:style-name="P2"><text:s text:c="6"/>F <text:s text:c="15"/>C <text:s text:c="10"/>G</text:p>
      <text:p text:style-name="P2">'Bout working with the gang at the Mull River drive</text:p>
      <text:p text:style-name="P1">G <text:s text:c="25"/></text:p>
      <text:p text:style-name="P1">Danny, me and Freddy Wright</text:p>
      <text:p text:style-name="P2"><text:s text:c="7"/>F <text:s text:c="9"/>C <text:s text:c="10"/>G <text:s text:c="11"/>C <text:s/>G</text:p>
      <text:p text:style-name="P2">making a dollar a day Just to stay alive.</text:p>
      <text:p text:style-name="P10"><text:soft-page-break/>[CHORUS 2]</text:p>
      <text:p text:style-name="P1">F <text:s text:c="16"/><text:span text:style-name="T3">C</text:span> <text:s text:c="5"/></text:p>
      <text:p text:style-name="P1">Rustle the leaves on the ground</text:p>
      <text:p text:style-name="P1"><text:s text:c="15"/><text:span text:style-name="T1">G</text:span> <text:s text:c="11"/>C <text:s/>G</text:p>
      <text:p text:style-name="P1">Cold hard rain comin<text:span text:style-name="T3">g</text:span> down</text:p>
      <text:p text:style-name="P1">F <text:s text:c="2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><text:s text:c="16"/>G</text:p>
      <text:p text:style-name="P1">No, it can't be found</text:p>
      <text:p text:style-name="P7">[VERSE 3]</text:p>
      <text:p text:style-name="P1">G</text:p>
      <text:p text:style-name="P1">So if you're passing through the North Country</text:p>
      <text:p text:style-name="P1"><text:s text:c="9"/>F <text:s text:c="5"/>C <text:s text:c="6"/>G</text:p>
      <text:p text:style-name="P1">With the sunset in your eyes</text:p>
      <text:p text:style-name="P1">G</text:p>
      <text:p text:style-name="P1">You may find me on the rocky shore</text:p>
      <text:p text:style-name="P1">F <text:s text:c="6"/>C <text:s text:c="5"/>G <text:s text:c="5"/>C <text:s/>G</text:p>
      <text:p text:style-name="P1">Of that lonely Isle</text:p>
      <text:p text:style-name="P7">[CHORUS 2]</text:p>
      <text:p text:style-name="P3">F <text:s text:c="16"/><text:span text:style-name="T3">C</text:span> <text:s text:c="5"/></text:p>
      <text:p text:style-name="P3">Rustle the leaves on the ground</text:p>
      <text:p text:style-name="P3"><text:s text:c="15"/><text:span text:style-name="T1">G</text:span> <text:s text:c="11"/>C <text:s/>G</text:p>
      <text:p text:style-name="P3">Cold hard rain comin<text:span text:style-name="T3">g</text:span> down</text:p>
      <text:p text:style-name="P3">F <text:s text:c="20"/>C</text:p>
      <text:p text:style-name="P3">Sleeping there on the dark damp earth</text:p>
      <text:p text:style-name="P3">Am <text:s text:c="18"/>Em <text:s text:c="14"/>F <text:s text:c="6"/>C</text:p>
      <text:p text:style-name="P3">For what it's worth, no reason can be found</text:p>
      <text:p text:style-name="P3"><text:s text:c="16"/>G</text:p>
      <text:p text:style-name="P3">No, it can't be found</text:p>
      <text:p text:style-name="P11"><text:soft-page-break/>[VERSE 4]</text:p>
      <text:p text:style-name="P1">G</text:p>
      <text:p text:style-name="P1">I'm heading back to the North Country</text:p>
      <text:p text:style-name="P1"><text:s text:c="9"/>F <text:s text:c="8"/>C <text:s text:c="4"/>G</text:p>
      <text:p text:style-name="P1">With the cold wind in my eyes</text:p>
      <text:p text:style-name="P1">G</text:p>
      <text:p text:style-name="P1">I'll be there by sunset</text:p>
      <text:p text:style-name="P1">F <text:s text:c="9"/>C <text:s text:c="9"/>G <text:s text:c="5"/>C <text:s/>G</text:p>
      <text:p text:style-name="P1">Before the first snow flies</text:p>
      <text:p text:style-name="P7">[CHORUS 1]</text:p>
      <text:p text:style-name="P3">F <text:s text:c="16"/><text:span text:style-name="T3">C</text:span></text:p>
      <text:p text:style-name="P3">Rustle the leaves on the ground</text:p>
      <text:p text:style-name="P3"><text:s text:c="23"/>G <text:s text:c="9"/>C <text:s/>G</text:p>
      <text:p text:style-name="P3">This crazy feelin<text:span text:style-name="T3">g</text:span> hangin<text:span text:style-name="T3">g</text:span> round</text:p>
      <text:p text:style-name="P3">F <text:s text:c="15"/>C</text:p>
      <text:p text:style-name="P3">I'll be remember now and then</text:p>
      <text:p text:style-name="P3">Am <text:s text:c="16"/>Em <text:s text:c="11"/>F <text:s text:c="5"/>C <text:s/>G</text:p>
      <text:p text:style-name="P3">But don't ask when I'll be back again</text:p>
      <text:p text:style-name="P9">[CHORUS 2]</text:p>
      <text:p text:style-name="P3">F <text:s text:c="16"/><text:span text:style-name="T3">C</text:span> <text:s text:c="5"/></text:p>
      <text:p text:style-name="P3">Rustle the leaves on the ground</text:p>
      <text:p text:style-name="P3"><text:s text:c="15"/><text:span text:style-name="T1">G</text:span> <text:s text:c="11"/>C <text:s/>G</text:p>
      <text:p text:style-name="P3">Cold hard rain comin<text:span text:style-name="T3">g</text:span> down</text:p>
      <text:p text:style-name="P3">F <text:s text:c="20"/>C</text:p>
      <text:p text:style-name="P3">Sleeping there on the dark damp earth</text:p>
      <text:p text:style-name="P3">Am <text:s text:c="18"/>Em <text:s text:c="14"/>F <text:s text:c="6"/>C</text:p>
      <text:p text:style-name="P3">For what it's worth, no reason can be found</text:p>
      <text:p text:style-name="P3"><text:s text:c="16"/>G</text:p>
      <text:p text:style-name="P3">No, it can't be found</text:p>
      <text:p text:style-name="P9">[OUTRO]</text:p>
      <text:p text:style-name="P1"><text:span text:style-name="T2">C</text:span> <text:s text:c="15"/>G</text:p>
      <text:p text:style-name="P4">And I'll be back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0M25S</meta:editing-duration>
    <meta:editing-cycles>36</meta:editing-cycles>
    <meta:generator>LibreOffice/6.0.1.1$MacOSX_X86_64 LibreOffice_project/60bfb1526849283ce2491346ed2aa51c465abfe6</meta:generator>
    <dc:title>Lyrics + Chords</dc:title>
    <dc:date>2018-02-19T12:27:47.899411214</dc:date>
    <meta:print-date>2017-04-03T12:23:29.985893000</meta:print-date>
    <meta:document-statistic meta:table-count="0" meta:image-count="0" meta:object-count="0" meta:page-count="3" meta:paragraph-count="96" meta:word-count="392" meta:character-count="2395" meta:non-whitespace-character-count="129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